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d6d" draw:textarea-horizontal-align="justify" draw:textarea-vertical-align="top" draw:auto-grow-height="false" fo:min-height="2.798cm" fo:min-width="18.804cm"/>
    </style:style>
    <style:style style:name="gr2" style:family="graphic" style:parent-style-name="standard">
      <style:graphic-properties draw:fill-color="#ff3838" draw:textarea-horizontal-align="justify" draw:textarea-vertical-align="middle" draw:auto-grow-height="false" fo:min-height="1.401cm" fo:min-width="2.675cm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1.401cm" fo:min-width="3.437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401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5.8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401cm" fo:min-width="5.85cm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401cm" fo:min-width="5.85cm"/>
    </style:style>
    <style:style style:name="gr8" style:family="graphic" style:parent-style-name="standard">
      <style:graphic-properties draw:fill-color="#b4c7dc" draw:textarea-horizontal-align="justify" draw:textarea-vertical-align="top" draw:auto-grow-height="false" fo:min-height="6.227cm" fo:min-width="12.073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4.961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fill-color="#5eb91e" draw:textarea-horizontal-align="justify" draw:textarea-vertical-align="middle" draw:auto-grow-height="false" fo:min-height="1.655cm" fo:min-width="4.326cm"/>
    </style:style>
    <style:style style:name="gr14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4cm"/>
    </style:style>
    <style:style style:name="gr16" style:family="graphic" style:parent-style-name="standard">
      <style:graphic-properties draw:fill-color="#ff3838" draw:textarea-horizontal-align="justify" draw:textarea-vertical-align="middle" draw:auto-grow-height="false" fo:min-height="0.13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8cm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9.304cm" svg:height="3.048cm" svg:x="0.777cm" svg:y="17.002cm">
          <text:p text:style-name="P1">SDL2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651cm" svg:x="15.224cm" svg:y="17.891cm">
          <text:p text:style-name="P1">SD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3.937cm" svg:height="1.651cm" svg:x="1.127cm" svg:y="17.891cm">
          <text:p text:style-name="P1">SDL2_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3.937cm" svg:height="1.651cm" svg:x="10.525cm" svg:y="17.891cm">
          <text:p text:style-name="P1">SDL2_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3.937cm" svg:height="1.651cm" svg:x="5.826cm" svg:y="17.891cm">
          <text:p text:style-name="P1">SDL2_tt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3.683cm" svg:height="1.651cm" svg:x="1.254cm" svg:y="14.716cm">
          <text:p text:style-name="P1">ST_loa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6.35cm" svg:height="1.651cm" svg:x="1.762cm" svg:y="11.287cm">
          <text:p text:style-name="P1">ST_asset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" draw:id="id3" draw:layer="layout" svg:width="6.35cm" svg:height="1.651cm" svg:x="11.487cm" svg:y="8.366cm">
          <text:p text:style-name="P1">ST_message_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1" draw:id="id11" draw:layer="layout" svg:width="6.35cm" svg:height="1.651cm" svg:x="21.32cm" svg:y="15.097cm">
          <text:p text:style-name="P1">ST_render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35cm" svg:height="1.651cm" svg:x="8.493cm" svg:y="11.287cm">
          <text:p text:style-name="P1">ST_audio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6.35cm" svg:height="1.651cm" svg:x="15.224cm" svg:y="11.287cm">
          <text:p text:style-name="P1">ST_input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6.35cm" svg:height="1.651cm" svg:x="21.955cm" svg:y="8.366cm">
          <text:p text:style-name="P1">ST_dev_conso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6.35cm" svg:height="1.651cm" svg:x="2.912cm" svg:y="8.366cm">
          <text:p text:style-name="P1">ST_task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6.35cm" svg:height="1.651cm" svg:x="21.955cm" svg:y="11.287cm">
          <text:p text:style-name="P1">ST_window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12.573cm" svg:height="6.477cm" svg:x="8.366cm" svg:y="1cm">
          <text:p text:style-name="P1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.461cm" svg:height="2.159cm" svg:x="9.001cm" svg:y="2.397cm">
          <text:p text:style-name="P1">drawing_man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61cm" svg:height="2.159cm" svg:x="14.97cm" svg:y="4.937cm">
          <text:p text:style-name="P1">game_manag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5.461cm" svg:height="2.159cm" svg:x="9.001cm" svg:y="4.937cm">
          <text:p text:style-name="P1">physics_man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61cm" svg:height="2.159cm" svg:x="14.97cm" svg:y="2.397cm">
          <text:p text:style-name="P1">lua_backend</text:p>
          <draw:enhanced-geometry svg:viewBox="0 0 21600 21600" draw:type="rectangle" draw:enhanced-path="M 0 0 L 21600 0 21600 21600 0 21600 0 0 Z N"/>
        </draw:custom-shape>
        <draw:connector draw:style-name="gr10" draw:text-style-name="P6" xml:id="id16" draw:id="id16" draw:layer="layout" svg:x1="6.087cm" svg:y1="8.366cm" svg:x2="6.087cm" svg:y2="8.366cm" draw:start-shape="id1" draw:start-glue-point="0" draw:end-shape="id1" draw:end-glue-point="0" svg:d="M6087 8366z" svg:viewBox="0 0 1 1">
          <text:p/>
        </draw:connector>
        <draw:connector draw:style-name="gr10" draw:text-style-name="P6" draw:layer="layout" svg:x1="11.668cm" svg:y1="11.287cm" svg:x2="14.662cm" svg:y2="10.017cm" draw:start-shape="id2" draw:start-glue-point="0" draw:end-shape="id3" svg:d="M11668 11287v-636h2994v-634" svg:viewBox="0 0 2995 1271">
          <text:p/>
        </draw:connector>
        <draw:connector draw:style-name="gr10" draw:text-style-name="P6" draw:layer="layout" svg:x1="18.399cm" svg:y1="11.287cm" svg:x2="14.662cm" svg:y2="10.017cm" draw:start-shape="id4" draw:start-glue-point="0" draw:end-shape="id3" svg:d="M18399 11287v-636h-3737v-634" svg:viewBox="0 0 3738 1271">
          <text:p/>
        </draw:connector>
        <draw:connector draw:style-name="gr10" draw:text-style-name="P6" draw:layer="layout" svg:x1="4.937cm" svg:y1="11.287cm" svg:x2="14.662cm" svg:y2="10.017cm" draw:start-shape="id5" draw:start-glue-point="0" draw:end-shape="id3" svg:d="M4937 11287v-636h9725v-634" svg:viewBox="0 0 9726 1271">
          <text:p/>
        </draw:connector>
        <draw:connector draw:style-name="gr10" draw:text-style-name="P6" draw:layer="layout" svg:x1="25.13cm" svg:y1="11.287cm" svg:x2="14.662cm" svg:y2="10.017cm" draw:start-shape="id6" draw:start-glue-point="0" draw:end-shape="id3" svg:d="M25130 11287v-636h-10468v-634" svg:viewBox="0 0 10469 1271">
          <text:p/>
        </draw:connector>
        <draw:connector draw:style-name="gr10" draw:text-style-name="P6" draw:layer="layout" svg:x1="21.955cm" svg:y1="9.191cm" svg:x2="17.837cm" svg:y2="9.191cm" draw:start-shape="id7" draw:start-glue-point="3" draw:end-shape="id3" draw:end-glue-point="1" svg:d="M21955 9191h-4118" svg:viewBox="0 0 4119 1">
          <text:p/>
        </draw:connector>
        <draw:connector draw:style-name="gr10" draw:text-style-name="P6" draw:layer="layout" svg:x1="20.939cm" svg:y1="4.238cm" svg:x2="25.13cm" svg:y2="8.366cm" draw:start-shape="id8" draw:start-glue-point="1" draw:end-shape="id7" draw:end-glue-point="0" svg:d="M20939 4238h4191v4128" svg:viewBox="0 0 4192 4129">
          <text:p/>
        </draw:connector>
        <draw:connector draw:style-name="gr10" draw:text-style-name="P6" draw:layer="layout" svg:x1="4.937cm" svg:y1="12.938cm" svg:x2="3.095cm" svg:y2="14.716cm" draw:start-shape="id5" draw:start-glue-point="2" draw:end-shape="id9" svg:d="M4937 12938v888h-1842v890" svg:viewBox="0 0 1843 1779">
          <text:p/>
        </draw:connector>
        <draw:connector draw:style-name="gr10" draw:text-style-name="P6" draw:layer="layout" draw:line-skew="-1.714cm" svg:x1="25.13cm" svg:y1="12.938cm" svg:x2="16.811cm" svg:y2="17.891cm" draw:start-shape="id6" draw:start-glue-point="2" draw:end-shape="id10" draw:end-glue-point="0" svg:d="M25130 12938v762h-8319v4191" svg:viewBox="0 0 8320 4954">
          <text:p/>
        </draw:connector>
        <draw:connector draw:style-name="gr10" draw:text-style-name="P6" draw:layer="layout" svg:x1="24.495cm" svg:y1="16.748cm" svg:x2="18.399cm" svg:y2="18.716cm" draw:start-shape="id11" draw:start-glue-point="2" draw:end-shape="id10" draw:end-glue-point="1" svg:d="M24495 16748v1968h-6096" svg:viewBox="0 0 6097 1969">
          <text:p/>
        </draw:connector>
        <draw:connector draw:style-name="gr10" draw:text-style-name="P6" draw:layer="layout" svg:x1="21.32cm" svg:y1="15.922cm" svg:x2="7.794cm" svg:y2="17.891cm" draw:start-shape="id11" draw:start-glue-point="3" draw:end-shape="id12" draw:end-glue-point="0" svg:d="M21320 15922h-13526v1969" svg:viewBox="0 0 13527 1970">
          <text:p/>
        </draw:connector>
        <draw:connector draw:style-name="gr10" draw:text-style-name="P6" draw:layer="layout" svg:x1="3.095cm" svg:y1="16.367cm" svg:x2="3.095cm" svg:y2="17.891cm" draw:start-shape="id9" draw:start-glue-point="2" draw:end-shape="id13" draw:end-glue-point="0" svg:d="M3095 16367v1524" svg:viewBox="0 0 1 1525">
          <text:p/>
        </draw:connector>
        <draw:connector draw:style-name="gr10" draw:text-style-name="P6" draw:layer="layout" svg:x1="4.937cm" svg:y1="15.541cm" svg:x2="12.493cm" svg:y2="17.891cm" draw:start-shape="id9" draw:start-glue-point="1" draw:end-shape="id14" draw:end-glue-point="0" svg:d="M4937 15541h7556v2350" svg:viewBox="0 0 7557 2351">
          <text:p/>
        </draw:connector>
        <draw:connector draw:style-name="gr11" draw:text-style-name="P6" draw:layer="layout" draw:type="line" svg:x1="11.731cm" svg:y1="4.937cm" svg:x2="11.731cm" svg:y2="4.937cm" draw:start-shape="id15" draw:start-glue-point="0" draw:end-shape="id15" svg:d="M11731 4937z" svg:viewBox="0 0 1 1">
          <text:p/>
        </draw:connector>
        <draw:line draw:style-name="gr10" draw:text-style-name="P6" draw:layer="layout" svg:x1="6.08cm" svg:y1="12.938cm" svg:x2="6.08cm" svg:y2="17.891cm">
          <text:p/>
        </draw:line>
        <draw:connector draw:style-name="gr10" draw:text-style-name="P6" draw:layer="layout" draw:line-skew="-1.079cm" svg:x1="4.937cm" svg:y1="12.938cm" svg:x2="5.064cm" svg:y2="18.716cm" draw:start-shape="id5" draw:start-glue-point="2" draw:end-shape="id13" draw:end-glue-point="1" svg:d="M4937 12938v1397h627v4381h-500" svg:viewBox="0 0 628 5779">
          <text:p/>
        </draw:connector>
        <draw:line draw:style-name="gr10" draw:text-style-name="P6" draw:layer="layout" svg:x1="13.319cm" svg:y1="12.938cm" svg:x2="13.319cm" svg:y2="17.891cm">
          <text:p/>
        </draw:line>
        <draw:line draw:style-name="gr10" draw:text-style-name="P6" draw:layer="layout" svg:x1="15.986cm" svg:y1="12.938cm" svg:x2="15.986cm" svg:y2="17.891cm">
          <text:p/>
        </draw:line>
        <draw:line draw:style-name="gr10" draw:text-style-name="P6" draw:layer="layout" svg:x1="14.208cm" svg:y1="12.938cm" svg:x2="15.732cm" svg:y2="17.891cm">
          <text:p/>
        </draw:line>
        <draw:line draw:style-name="gr12" draw:text-style-name="P6" draw:layer="layout" svg:x1="4.937cm" svg:y1="15.097cm" svg:x2="17.383cm" svg:y2="15.097cm">
          <text:p/>
        </draw:line>
        <draw:line draw:style-name="gr10" draw:text-style-name="P6" draw:layer="layout" svg:x1="17.383cm" svg:y1="15.097cm" svg:x2="17.383cm" svg:y2="17.891cm">
          <text:p/>
        </draw:line>
        <draw:connector draw:style-name="gr10" draw:text-style-name="P6" draw:layer="layout" svg:x1="14.652cm" svg:y1="7.477cm" svg:x2="14.662cm" svg:y2="8.366cm" draw:start-shape="id8" draw:start-glue-point="2" draw:end-shape="id3" draw:end-glue-point="0" svg:d="M14652 7477v444h10v445" svg:viewBox="0 0 11 890">
          <text:p/>
        </draw:connector>
        <draw:custom-shape draw:style-name="gr13" draw:text-style-name="P7" draw:layer="layout" svg:width="4.826cm" svg:height="1.905cm" svg:x="22.463cm" svg:y="1.635cm">
          <text:p text:style-name="P1">gamedata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2.463cm" svg:y1="2.524cm" svg:x2="20.939cm" svg:y2="2.524cm">
          <text:p/>
        </draw:line>
        <draw:line draw:style-name="gr12" draw:text-style-name="P6" draw:layer="layout" svg:x1="7.223cm" svg:y1="12.938cm" svg:x2="7.223cm" svg:y2="14.462cm">
          <text:p/>
        </draw:line>
        <draw:line draw:style-name="gr12" draw:text-style-name="P6" draw:layer="layout" svg:x1="7.223cm" svg:y1="14.462cm" svg:x2="18.018cm" svg:y2="14.462cm">
          <text:p/>
        </draw:line>
        <draw:line draw:style-name="gr10" draw:text-style-name="P6" draw:layer="layout" svg:x1="18.018cm" svg:y1="14.462cm" svg:x2="18.018cm" svg:y2="17.891cm">
          <text:p/>
        </draw:line>
        <draw:custom-shape draw:style-name="gr3" draw:text-style-name="P3" draw:layer="layout" svg:width="3.937cm" svg:height="1.651cm" svg:x="1.508cm" svg:y="5.826cm">
          <text:p text:style-name="P1">Lua 5.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8.366cm" svg:y1="6.715cm" svg:x2="5.445cm" svg:y2="6.715cm">
          <text:p/>
        </draw:line>
        <draw:custom-shape draw:style-name="gr14" draw:text-style-name="P1" draw:layer="layout" svg:width="0.381cm" svg:height="0.381cm" svg:x="1.381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4.884cm" svg:height="0.806cm" svg:x="1.926cm" svg:y="1.19cm">
          <draw:text-box>
            <text:p><text:span text:style-name="T1">Engine components</text:span></text:p>
          </draw:text-box>
        </draw:frame>
        <draw:custom-shape draw:style-name="gr16" draw:text-style-name="P3" draw:layer="layout" svg:width="0.413cm" svg:height="0.381cm" svg:x="1.381cm" svg:y="2.207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4.198cm" svg:height="0.806cm" svg:x="1.958cm" svg:y="2.016cm">
          <draw:text-box>
            <text:p><text:span text:style-name="T1">External libraries</text:span></text:p>
          </draw:text-box>
        </draw:frame>
        <draw:custom-shape draw:style-name="gr18" draw:text-style-name="P4" draw:layer="layout" svg:width="0.381cm" svg:height="0.381cm" svg:x="1.381cm" svg:y="2.969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918cm" svg:height="0.806cm" svg:x="1.926cm" svg:y="2.778cm">
          <draw:text-box>
            <text:p><text:span text:style-name="T1">Engine libraries</text:span></text:p>
          </draw:text-box>
        </draw:frame>
        <draw:connector draw:style-name="gr10" draw:text-style-name="P6" draw:layer="layout" draw:line-skew="-1.143cm" svg:x1="8.366cm" svg:y1="4.238cm" svg:x2="6.087cm" svg:y2="8.366cm" draw:start-shape="id8" draw:start-glue-point="3" draw:end-shape="id16" draw:end-glue-point="0" svg:d="M8366 4238h-2283v4128h4" svg:viewBox="0 0 2284 4129">
          <text:p/>
        </draw:connector>
        <draw:line draw:style-name="gr10" draw:text-style-name="P6" draw:layer="layout" svg:x1="3.794cm" svg:y1="11.287cm" svg:x2="3.794cm" svg:y2="10.017cm">
          <text:p/>
        </draw:line>
        <draw:line draw:style-name="gr12" draw:text-style-name="P6" draw:layer="layout" svg:x1="9.89cm" svg:y1="11.287cm" svg:x2="9.89cm" svg:y2="9.636cm">
          <text:p/>
        </draw:line>
        <draw:line draw:style-name="gr10" draw:text-style-name="P6" draw:layer="layout" svg:x1="9.89cm" svg:y1="9.636cm" svg:x2="9.255cm" svg:y2="9.636cm">
          <text:p/>
        </draw:line>
        <draw:connector draw:style-name="gr10" draw:text-style-name="P6" draw:layer="layout" svg:x1="18.399cm" svg:y1="11.287cm" svg:x2="6.087cm" svg:y2="10.017cm" draw:start-shape="id4" draw:end-shape="id1" draw:end-glue-point="2" svg:d="M18399 11287v-636h-12312v-634" svg:viewBox="0 0 12313 1271">
          <text:p/>
        </draw:connector>
        <draw:line draw:style-name="gr10" draw:text-style-name="P6" draw:layer="layout" svg:x1="21.828cm" svg:y1="7.096cm" svg:x2="21.828cm" svg:y2="15.097cm">
          <text:p/>
        </draw:line>
        <draw:line draw:style-name="gr12" draw:text-style-name="P6" draw:layer="layout" svg:x1="21.828cm" svg:y1="7.096cm" svg:x2="20.939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8:53:47.589668657</meta:creation-date>
    <dc:date>2019-09-09T18:40:24.858062733</dc:date>
    <meta:editing-duration>PT3H12M51S</meta:editing-duration>
    <meta:editing-cycles>11</meta:editing-cycles>
    <meta:generator>LibreOffice/6.2.6.2$Linux_X86_64 LibreOffice_project/20$Build-2</meta:generator>
    <meta:document-statistic meta:object-count="61"/>
  </office:meta>
</office:document-meta>
</file>